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ext-properties fo:color="#ff9900"/>
    </style:style>
    <style:style style:name="T1" style:family="text">
      <style:text-properties fo:color="#111111" fo:font-size="12pt" style:font-size-asian="12pt" style:font-size-complex="12pt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12" table:number-rows-spanned="3">
            <text:p>                                                                              <text:span text:style-name="T1"> EXEL UYGYLAMA SINAVI</text:span></text:p>
          </table:table-cell>
          <table:covered-table-cell table:number-columns-repeated="11"/>
          <table:table-cell table:number-columns-repeated="4"/>
        </table:table-row>
        <table:table-row table:style-name="ro1">
          <table:covered-table-cell table:number-columns-repeated="12"/>
          <table:table-cell table:number-columns-repeated="4"/>
        </table:table-row>
        <table:table-row table:style-name="ro1">
          <table:covered-table-cell table:number-columns-repeated="12"/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>
            <text:p>SIRA NO</text:p>
          </table:table-cell>
          <table:table-cell table:style-name="ce2" office:value-type="string" calcext:value-type="string" table:number-columns-spanned="2" table:number-rows-spanned="1">
            <text:p>ÖĞRENCİ NO</text:p>
          </table:table-cell>
          <table:covered-table-cell/>
          <table:table-cell table:style-name="ce2" office:value-type="string" calcext:value-type="string" table:number-columns-spanned="2" table:number-rows-spanned="1">
            <text:p>ADI SOYADI</text:p>
          </table:table-cell>
          <table:covered-table-cell/>
          <table:table-cell table:style-name="ce2" office:value-type="string" calcext:value-type="string">
            <text:p>1. YAZILI</text:p>
          </table:table-cell>
          <table:table-cell table:style-name="ce2" office:value-type="string" calcext:value-type="string">
            <text:p>2. YAZILI</text:p>
          </table:table-cell>
          <table:table-cell table:style-name="ce2" office:value-type="string" calcext:value-type="string">
            <text:p>3. YAZILI</text:p>
          </table:table-cell>
          <table:table-cell/>
          <table:table-cell table:style-name="ce2" office:value-type="string" calcext:value-type="string">
            <text:p>PERF.1</text:p>
          </table:table-cell>
          <table:table-cell table:style-name="ce2" office:value-type="string" calcext:value-type="string">
            <text:p>PERF.2</text:p>
          </table:table-cell>
          <table:table-cell table:style-name="ce2" office:value-type="string" calcext:value-type="string">
            <text:p>ORTALAMA</text:p>
          </table:table-cell>
          <table:table-cell table:style-name="ce2" office:value-type="string" calcext:value-type="string">
            <text:p>DERECE</text:p>
          </table:table-cell>
          <table:table-cell table:style-name="ce2" office:value-type="string" calcext:value-type="string">
            <text:p>DURUM</text:p>
          </table:table-cell>
          <table:table-cell office:value-type="string" calcext:value-type="string" table:number-columns-spanned="2" table:number-rows-spanned="1">
            <text:p>SEDANUR <text:s/>ACAR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 table:number-columns-spanned="2" table:number-rows-spanned="1">
            <text:p>15</text:p>
          </table:table-cell>
          <table:covered-table-cell/>
          <table:table-cell office:value-type="string" calcext:value-type="string" table:number-columns-spanned="2" table:number-rows-spanned="1">
            <text:p>FATMA KAYA</text:p>
          </table:table-cell>
          <table:covered-table-cell/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table:formula="of:=AVERAGE([.F6];[.K6])" office:value-type="float" office:value="92.5" calcext:value-type="float">
            <text:p>92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 table:number-columns-spanned="2" table:number-rows-spanned="1">
            <text:p>25</text:p>
          </table:table-cell>
          <table:covered-table-cell/>
          <table:table-cell office:value-type="string" calcext:value-type="string" table:number-columns-spanned="2" table:number-rows-spanned="1">
            <text:p>AYSUN TAŞ</text:p>
          </table:table-cell>
          <table:covered-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formula="of:=AVERAGE([.F7];[.K7])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 table:number-columns-spanned="2" table:number-rows-spanned="1">
            <text:p>41</text:p>
          </table:table-cell>
          <table:covered-table-cell/>
          <table:table-cell office:value-type="string" calcext:value-type="string" table:number-columns-spanned="2" table:number-rows-spanned="1">
            <text:p>SEMRA OKUR</text:p>
          </table:table-cell>
          <table:covered-table-cell/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formula="of:=AVERAGE([.F8];[.K8])" office:value-type="float" office:value="82.5" calcext:value-type="float">
            <text:p>82,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 table:number-columns-spanned="2" table:number-rows-spanned="1">
            <text:p>91</text:p>
          </table:table-cell>
          <table:covered-table-cell/>
          <table:table-cell office:value-type="string" calcext:value-type="string" table:number-columns-spanned="2" table:number-rows-spanned="1">
            <text:p>EMRA YAZAR</text:p>
          </table:table-cell>
          <table:covered-table-cell/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formula="of:=AVERAGE([.F9];[.K9])" office:value-type="float" office:value="67.5" calcext:value-type="float">
            <text:p>67,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 table:number-columns-spanned="2" table:number-rows-spanned="1">
            <text:p>113</text:p>
          </table:table-cell>
          <table:covered-table-cell/>
          <table:table-cell office:value-type="string" calcext:value-type="string" table:number-columns-spanned="2" table:number-rows-spanned="1">
            <text:p>GÜLÇİN KISA</text:p>
          </table:table-cell>
          <table:covered-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formula="of:=AVERAGE([.F10];[.K10])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 table:number-columns-spanned="2" table:number-rows-spanned="1">
            <text:p>135</text:p>
          </table:table-cell>
          <table:covered-table-cell/>
          <table:table-cell office:value-type="string" calcext:value-type="string" table:number-columns-spanned="2" table:number-rows-spanned="1">
            <text:p>KEZBAN UZUN</text:p>
          </table:table-cell>
          <table:covered-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table:formula="of:=AVERAGE([.F11];[.K11])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" calcext:value-type="float" table:number-columns-spanned="2" table:number-rows-spanned="1">
            <text:p>149</text:p>
          </table:table-cell>
          <table:covered-table-cell/>
          <table:table-cell office:value-type="string" calcext:value-type="string" table:number-columns-spanned="2" table:number-rows-spanned="1">
            <text:p>İBRAHİM UZUN</text:p>
          </table:table-cell>
          <table:covered-table-cell/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formula="of:=AVERAGE([.F12];[.K12])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" calcext:value-type="float" table:number-columns-spanned="2" table:number-rows-spanned="1">
            <text:p>186</text:p>
          </table:table-cell>
          <table:covered-table-cell/>
          <table:table-cell table:number-columns-spanned="2" table:number-rows-spanned="1"/>
          <table:covered-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AVERAGE([.F13];[.K13])" office:value-type="float" office:value="82.5" calcext:value-type="float">
            <text:p>82,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4" calcext:value-type="float" table:number-columns-spanned="2" table:number-rows-spanned="1">
            <text:p>234</text:p>
          </table:table-cell>
          <table:covered-table-cell/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table:formula="of:=AVERAGE([.F14];[.K14])" office:value-type="float" office:value="82.5" calcext:value-type="float">
            <text:p>82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" calcext:value-type="float" table:number-columns-spanned="2" table:number-rows-spanned="1">
            <text:p>450</text:p>
          </table:table-cell>
          <table:covered-table-cell/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formula="of:=AVERAGE([.F15];[.K15])" office:value-type="float" office:value="91.5" calcext:value-type="float">
            <text:p>91,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.00.0000</text:date>, <text:time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1:15:58.356606926</meta:creation-date>
    <dc:date>2019-03-04T11:55:00.005061019</dc:date>
    <meta:editing-duration>PT7M</meta:editing-duration>
    <meta:editing-cycles>1</meta:editing-cycles>
    <meta:document-statistic meta:table-count="1" meta:cell-count="100" meta:object-count="0"/>
    <meta:generator>LibreOffice/5.2.7.2$Linux_ARM_EABI LibreOffice_project/20m0$Build-2</meta:generator>
  </office:meta>
</office:document-meta>
</file>